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0.75cm" fo:min-width="2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8cm" fo:min-width="0.60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7cm" fo:min-width="0.6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6cm" fo:min-width="0.602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5cm" fo:min-width="0.602cm"/>
    </style:style>
    <style:style style:name="gr6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2.5cm" fo:min-width="0.602cm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5cm" fo:min-width="0.602cm"/>
    </style:style>
    <style:style style:name="gr8" style:family="graphic" style:parent-style-name="objectwithoutfill">
      <style:graphic-properties svg:stroke-width="0.2cm" svg:stroke-color="#0000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21cm" svg:x="17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10.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3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2.6cm" svg:y="1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02cm" svg:height="2.746cm" svg:x="9.487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02cm" svg:height="2.75cm" svg:x="2.6cm" svg:y="9.5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.102cm" svg:height="2.75cm" svg:x="2.6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3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9.487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02cm" svg:height="2.75cm" svg:x="9.487cm" svg:y="9.5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1.102cm" svg:height="2.75cm" svg:x="9.487cm" svg:y="5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2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16.098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102cm" svg:height="2.75cm" svg:x="16.098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102cm" svg:height="2.747cm" svg:x="16.098cm" svg:y="3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16.05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702cm" svg:y1="7.711cm" svg:x2="9.487cm" svg:y2="7.335cm" draw:start-shape="id1" draw:start-glue-point="1" draw:end-shape="id2" draw:end-glue-point="3" svg:d="M3702 7711l5785-376" svg:viewBox="0 0 5786 377">
          <text:p/>
        </draw:connector>
        <draw:connector draw:style-name="gr9" draw:text-style-name="P1" draw:layer="layout" draw:type="line" svg:x1="10.589cm" svg:y1="7.335cm" svg:x2="16.098cm" svg:y2="7.711cm" draw:start-shape="id2" draw:start-glue-point="1" draw:end-shape="id3" draw:end-glue-point="3" svg:d="M10589 7335l5509 376" svg:viewBox="0 0 5510 377">
          <text:p/>
        </draw:connector>
        <draw:connector draw:style-name="gr9" draw:text-style-name="P1" draw:layer="layout" draw:type="line" svg:x1="10.589cm" svg:y1="7.335cm" svg:x2="16.098cm" svg:y2="4.505cm" draw:start-shape="id2" draw:start-glue-point="1" draw:end-shape="id4" draw:end-glue-point="3" svg:d="M10589 7335l5509-2830" svg:viewBox="0 0 5510 28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20:44:00.376543734</dc:date>
    <dc:creator>rete </dc:creator>
    <meta:editing-duration>PT1H51M44S</meta:editing-duration>
    <meta:editing-cycles>7</meta:editing-cycles>
    <meta:generator>LibreOffice/4.3.3.2$Linux_x86 LibreOffice_project/430m0$Build-2</meta:generator>
    <meta:document-statistic meta:object-count="21"/>
  </office:meta>
</office:document-meta>
</file>